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972cm" fo:margin-left="0cm" table:align="left"/>
    </style:style>
    <style:style style:name="Table1.A" style:family="table-column">
      <style:table-column-properties style:column-width="4.99cm"/>
    </style:style>
    <style:style style:name="Table1.C" style:family="table-column">
      <style:table-column-properties style:column-width="4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language="en" fo:country="US" officeooo:rsid="0016a10f" officeooo:paragraph-rsid="0016a10f"/>
    </style:style>
    <style:style style:name="P3" style:family="paragraph" style:parent-style-name="Normal">
      <style:text-properties fo:language="en" fo:country="US" officeooo:rsid="0019232d" officeooo:paragraph-rsid="0019232d"/>
    </style:style>
    <style:style style:name="P4" style:family="paragraph" style:parent-style-name="Normal">
      <style:text-properties officeooo:rsid="002f6e67" officeooo:paragraph-rsid="002f6e67"/>
    </style:style>
    <style:style style:name="P5" style:family="paragraph" style:parent-style-name="Normal">
      <style:text-properties officeooo:paragraph-rsid="001f4429"/>
    </style:style>
    <style:style style:name="P6" style:family="paragraph" style:parent-style-name="Normal">
      <style:text-properties officeooo:rsid="003d5f25" officeooo:paragraph-rsid="003d5f25"/>
    </style:style>
    <style:style style:name="P7" style:family="paragraph" style:parent-style-name="Normal">
      <style:text-properties officeooo:paragraph-rsid="001b7412"/>
    </style:style>
    <style:style style:name="P8" style:family="paragraph" style:parent-style-name="Normal">
      <style:text-properties officeooo:paragraph-rsid="003d5f25"/>
    </style:style>
    <style:style style:name="P9" style:family="paragraph" style:parent-style-name="Normal">
      <style:text-properties officeooo:rsid="001b7412" officeooo:paragraph-rsid="001b7412"/>
    </style:style>
    <style:style style:name="P10" style:family="paragraph" style:parent-style-name="Normal" style:master-page-name="MP0">
      <style:paragraph-properties style:page-number="auto" fo:break-before="page"/>
      <style:text-properties fo:language="en" fo:country="US"/>
    </style:style>
    <style:style style:name="P11" style:family="paragraph" style:parent-style-name="Normal">
      <style:text-properties officeooo:rsid="002f6e67" officeooo:paragraph-rsid="002f6e67"/>
    </style:style>
    <style:style style:name="P12" style:family="paragraph" style:parent-style-name="Normal">
      <style:text-properties officeooo:rsid="003d5f25" officeooo:paragraph-rsid="003d5f25"/>
    </style:style>
    <style:style style:name="P13" style:family="paragraph" style:parent-style-name="Normal">
      <style:text-properties officeooo:rsid="003f5614" officeooo:paragraph-rsid="003f5614"/>
    </style:style>
    <style:style style:name="T1" style:family="text">
      <style:text-properties officeooo:rsid="003d5f25"/>
    </style:style>
    <style:style style:name="T2" style:family="text">
      <style:text-properties officeooo:rsid="003f56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ario de bordo </text:p>
      <text:p text:style-name="P2">Pedro Cunial Campos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Data:</text:p>
          </table:table-cell>
          <table:table-cell table:style-name="Table1.A1" table:number-columns-spanned="2" office:value-type="string">
            <text:p text:style-name="P3"><text:span text:style-name="T1">19</text:span>/03/2018</text:p>
          </table:table-cell>
          <table:covered-table-cell/>
        </table:table-row>
        <table:table-row>
          <table:table-cell table:style-name="Table1.A1" office:value-type="string">
            <text:p text:style-name="Normal">Dados de endereçamento do(s) alvo(s)</text:p>
          </table:table-cell>
          <table:table-cell table:style-name="Table1.A1" table:number-columns-spanned="2" office:value-type="string">
            <text:p text:style-name="P6">Debian 8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Normal">Dados coletados de Rede (Portas/serviços, topologia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P4"><text:s/></text:p>
          </table:table-cell>
          <table:covered-table-cell/>
          <table:table-cell table:style-name="Table1.A1" office:value-type="string">
            <text:p text:style-name="P4"><text:s/></text:p>
          </table:table-cell>
        </table:table-row>
        <table:table-row>
          <table:table-cell table:style-name="Table1.A1" table:number-columns-spanned="2" office:value-type="string">
            <text:p text:style-name="Normal"><text:span text:style-name="T2">D</text:span>ados coletados de aplicação (SO, versões de serviços..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P7"/>
            <text:p text:style-name="P6">Debian 8</text:p>
            <text:p text:style-name="Normal"/>
          </table:table-cell>
          <table:covered-table-cell/>
          <table:table-cell table:style-name="Table1.A1" office:value-type="string">
            <text:p text:style-name="P9"/>
            <text:p text:style-name="P6">Uname -a</text:p>
          </table:table-cell>
        </table:table-row>
        <table:table-row>
          <table:table-cell table:style-name="Table1.A1" table:number-columns-spanned="3" office:value-type="string">
            <text:p text:style-name="Normal">Vulnerabilidades 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6">Dirty cow</text:p>
            <text:p text:style-name="P5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<text:span text:style-name="T1">E</text:span>xploração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6">Busquei no google sobre vunerabilidades no debian 8 segundo a CVE e encontrei o nome do dirtycow, seguindo o passo a passo do site <text:a xlink:type="simple" xlink:href="https://www.cyberisk.biz/linux-privilege-escalation-vulnerablilty-cve-2016-5195-aka-dirty-cow/" text:style-name="Internet_20_link" text:visited-style-name="Visited_20_Internet_20_Link">https://www.cyberisk.biz/linux-privilege-escalation-vulnerablilty-cve-2016-5195-aka-dirty-cow/</text:a> e com informações adicionais do site <text:a xlink:type="simple" xlink:href="https://dirtycow.ninja/" text:style-name="Internet_20_link" text:visited-style-name="Visited_20_Internet_20_Link">https://dirtycow.ninja/</text:a>.</text:p>
            <text:p text:style-name="P8"/>
            <text:p text:style-name="Normal"/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Outras informações úteis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6">O issue <text:a xlink:type="simple" xlink:href="https://github.com/dirtycow/dirtycow.github.io/issues/25#issuecomment-255852675" text:style-name="Internet_20_link" text:visited-style-name="Visited_20_Internet_20_Link">https://github.com/dirtycow/dirtycow.github.io/issues/25#issuecomment-255852675</text:a> fala sobre um problema que ocorreu na maior parte das minhas tentativas (a máquina virtual congelava).</text:p>
            <text:p text:style-name="P6"/>
            <text:p text:style-name="P13">Para evitar o exploit basta dar o upgrade da versão do kernel.</text:p>
            <text:p text:style-name="Normal"/>
            <text:p text:style-name="Normal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/>
    <dc:description/>
    <dc:subject/>
    <meta:initial-creator>Rodolfo Avelino</meta:initial-creator>
    <meta:creation-date>2018-03-05T15:47:00Z</meta:creation-date>
    <dc:date>2018-03-19T14:37:28.643021277</dc:date>
    <meta:editing-cycles>14</meta:editing-cycles>
    <meta:editing-duration>PT57M57S</meta:editing-duration>
    <meta:document-statistic meta:table-count="1" meta:image-count="0" meta:object-count="0" meta:page-count="1" meta:paragraph-count="21" meta:word-count="107" meta:character-count="853" meta:non-whitespace-character-count="761"/>
    <meta:template xlink:type="simple" xlink:actuate="onRequest" xlink:title="" xlink:href="Normal.dotm"/>
  </office:meta>
</office:document-meta>
</file>